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2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8664" calcext:value-type="float">
            <text:p>37.8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28" calcext:value-type="float">
            <text:p>37.6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9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6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232" calcext:value-type="float">
            <text:p>37.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10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107750</text:p>
          </table:table-cell>
          <table:table-cell office:value-type="string" calcext:value-type="string">
            <text:p>200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